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0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1" style:family="table-cell" style:parent-style-name="Lien_32_hypertexte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Moved to Crane</text:p>
          </table:table-cell>
          <table:table-cell table:style-name="ce26"/>
          <table:table-cell table:style-name="ce23"/>
          <table:table-cell office:value-type="string" table:style-name="ce27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23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23">
            <text:p>Add geoloc listener</text:p>
          </table:table-cell>
          <table:table-cell office:value-type="string" table:style-name="ce24">
            <text:p>- Add a callback listener for geoloc exchange during chat as for GSh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27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36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41">
            <text:p><text:a xlink:href="https://rcsjta.googlecode.com/git/docs/CR/CR_blackbird_5.2/RCSJTA_TT_BB_CR030_VSH_R10.doc">https://rcsjta.googlecode.com/git/docs/CR/CR_blackbird_5.2/RCSJTA_TT_BB_CR030_VSH_R10.doc</text:a></text:p>
          </table:table-cell>
          <table:table-cell table:style-name="ce38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6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9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7">
            <text:p>In progress SONY/ORANGE</text:p>
          </table:table-cell>
          <table:table-cell office:value-type="string" table:style-name="ce37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7">
            <text:p>In progress SONY</text:p>
          </table:table-cell>
          <table:table-cell office:value-type="string" table:style-name="ce37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09-12T11:35:11Z</dc:date>
    <meta:editing-cycles>31</meta:editing-cycles>
    <meta:editing-duration>PT12357S</meta:editing-duration>
  </office:meta>
</office:document-meta>
</file>